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5b1f" officeooo:paragraph-rsid="00095b1f"/>
    </style:style>
    <style:style style:name="P2" style:family="paragraph" style:parent-style-name="Standard">
      <style:text-properties officeooo:paragraph-rsid="00095b1f"/>
    </style:style>
    <style:style style:name="P3" style:family="paragraph" style:parent-style-name="Standard">
      <style:text-properties fo:font-size="24pt" officeooo:rsid="00095b1f" officeooo:paragraph-rsid="00095b1f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f270"/>
    </style:style>
    <style:style style:name="T3" style:family="text">
      <style:text-properties officeooo:rsid="000c3f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cencja</text:p>
      <text:p text:style-name="P1">Autorem strony jest <text:span text:style-name="T1">Filip Szumowski</text:span>.</text:p>
      <text:p text:style-name="P1">Ze strony możesz korzystać, <text:span text:style-name="T3">za darmo,</text:span> tylko na własny użytek. Wszelkie kopiowanie i udostępnianie treści, jest dozwolon<text:span text:style-name="T2">e</text:span> jedynie za zgodą autora. </text:p>
      <text:p text:style-name="P1"/>
      <text:p text:style-name="P1"/>
      <text:p text:style-name="P2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7T12:28:44.425000000</meta:creation-date>
    <meta:generator>LibreOffice/7.0.0.3$Windows_X86_64 LibreOffice_project/8061b3e9204bef6b321a21033174034a5e2ea88e</meta:generator>
    <dc:date>2020-10-27T12:54:44.866000000</dc:date>
    <meta:editing-duration>PT1M30S</meta:editing-duration>
    <meta:editing-cycles>3</meta:editing-cycles>
    <meta:document-statistic meta:table-count="0" meta:image-count="0" meta:object-count="0" meta:page-count="1" meta:paragraph-count="3" meta:word-count="27" meta:character-count="190" meta:non-whitespace-character-count="165"/>
  </office:meta>
</office:document-meta>
</file>